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20"/>
  <manifest:file-entry manifest:media-type="" manifest:full-path="ObjectReplacements/Object 18"/>
  <manifest:file-entry manifest:media-type="" manifest:full-path="ObjectReplacements/Object 21"/>
  <manifest:file-entry manifest:media-type="application/x-openoffice-gdimetafile;windows_formatname=&quot;GDIMetaFile&quot;" manifest:full-path="ObjectReplacements/Object 1"/>
  <manifest:file-entry manifest:media-type="" manifest:full-path="ObjectReplacements/Object 19"/>
  <manifest:file-entry manifest:media-type="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2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auto-grow-height="true" draw:auto-grow-width="false" fo:max-height="0cm" fo:min-height="0.455cm"/>
    </style:style>
    <style:style style:name="gr9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auto-grow-height="true" draw:auto-grow-width="false" fo:max-height="0cm" fo:min-height="0.456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CMU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text-properties fo:font-family="'CMU Serif'" style:font-family-generic="roman" style:font-pitch="variable" fo:font-size="16pt" fo:text-shadow="1pt 1pt" style:font-size-asian="16pt" style:font-size-complex="16pt"/>
    </style:style>
    <style:style style:name="P7" style:family="paragraph">
      <style:text-properties fo:font-family="'CMU Serif'" style:font-family-generic="roman" style:font-pitch="variable" fo:font-size="18pt" style:font-size-asian="18pt" style:font-size-complex="18pt"/>
    </style:style>
    <style:style style:name="P8" style:family="paragraph">
      <style:text-properties fo:font-family="'CMU Serif'" style:font-style-name="Roman" style:font-family-generic="roman" style:font-pitch="variable" fo:font-size="14pt" fo:font-weight="normal" style:font-size-asian="13pt" style:font-size-complex="13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MU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family="'CMU Serif'" style:font-family-generic="roman" style:font-pitch="variable" fo:font-size="16pt" fo:text-shadow="1pt 1pt" style:font-size-asian="16pt" style:font-size-complex="16pt"/>
    </style:style>
    <style:style style:name="T6" style:family="text">
      <style:text-properties fo:font-family="'CMU Serif'" style:font-family-generic="roman" style:font-pitch="variable" fo:font-size="18pt" style:font-size-asian="18pt" style:font-size-complex="18pt"/>
    </style:style>
    <style:style style:name="T7" style:family="text">
      <style:text-properties fo:font-family="'CMU Serif'" style:font-style-name="Roman" style:font-family-generic="roman" style:font-pitch="variable" fo:font-size="14pt" fo:font-weight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layer="layout" svg:width="1cm" svg:height="0.962cm" svg:x="12.4cm" svg:y="1cm">
          <draw:text-box>
            <text:p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2" draw:layer="layout" svg:width="0.8cm" svg:height="1.077cm" svg:x="11cm" svg:y="2.0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3.8cm" svg:y="2.038cm">
          <draw:text-box>
            <text:p><text:span text:style-name="T1">f</text:span></text:p>
          </draw:text-box>
        </draw:frame>
        <draw:frame draw:style-name="gr1" draw:layer="layout" svg:width="1cm" svg:height="0.962cm" svg:x="10.2cm" svg:y="3.438cm">
          <draw:text-box>
            <text:p>B</text:p>
          </draw:text-box>
        </draw:frame>
        <draw:frame draw:style-name="gr1" draw:layer="layout" svg:width="1cm" svg:height="0.962cm" svg:x="14.334cm" svg:y="3.504cm">
          <draw:text-box>
            <text:p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layer="layout" svg:width="1cm" svg:height="0.962cm" svg:x="8cm" svg:y="5.8cm">
          <draw:text-box>
            <text:p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layer="layout" svg:width="1cm" svg:height="0.962cm" svg:x="13.8cm" svg:y="5.8cm">
          <draw:text-box>
            <text:p>C</text:p>
          </draw:text-box>
        </draw:frame>
        <draw:frame draw:style-name="gr1" draw:layer="layout" svg:width="1cm" svg:height="0.962cm" svg:x="16.4cm" svg:y="5.838cm">
          <draw:text-box>
            <text:p>C</text:p>
          </draw:text-box>
        </draw:frame>
        <draw:frame draw:style-name="gr3" draw:text-style-name="P2" draw:layer="layout" svg:width="0.8cm" svg:height="1.362cm" svg:x="8.8cm" svg:y="4.2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cm" svg:y="4.6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6cm" svg:y="4.4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5.8cm" svg:y="4.438cm">
          <draw:text-box>
            <text:p><text:span text:style-name="T1">f</text:span>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2" draw:layer="layout" svg:width="0.8cm" svg:height="1.162cm" svg:x="7.4cm" svg:y="6.762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8.6cm" svg:y="6.723cm">
          <draw:text-box>
            <text:p><text:span text:style-name="T1">f</text:span></text:p>
          </draw:text-box>
        </draw:frame>
        <draw:frame draw:style-name="gr5" draw:text-style-name="P2" draw:layer="layout" svg:width="0.8cm" svg:height="1.077cm" svg:x="10cm" svg:y="6.723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2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4.4cm" svg:y="6.8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6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7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7.2cm" svg:y="8.12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7.661cm" svg:y="8.6cm">
          <draw:text-box>
            <text:p><text:span text:style-name="T2">1</text:span></text:p>
          </draw:text-box>
        </draw:frame>
        <draw:frame draw:style-name="gr1" draw:text-style-name="P2" draw:layer="layout" svg:width="0.8cm" svg:height="1.077cm" svg:x="8.6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9.061cm" svg:y="8.59cm">
          <draw:text-box>
            <text:p><text:span text:style-name="T2">2</text:span></text:p>
          </draw:text-box>
        </draw:frame>
        <draw:frame draw:style-name="gr1" draw:text-style-name="P2" draw:layer="layout" svg:width="0.8cm" svg:height="1.077cm" svg:x="9.8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0.261cm" svg:y="8.59cm">
          <draw:text-box>
            <text:p><text:span text:style-name="T2">3</text:span></text:p>
          </draw:text-box>
        </draw:frame>
        <draw:frame draw:style-name="gr1" draw:text-style-name="P2" draw:layer="layout" svg:width="0.8cm" svg:height="1.077cm" svg:x="11.2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1.661cm" svg:y="8.59cm">
          <draw:text-box>
            <text:p><text:span text:style-name="T2">4</text:span></text:p>
          </draw:text-box>
        </draw:frame>
        <draw:frame draw:style-name="gr1" draw:text-style-name="P2" draw:layer="layout" svg:width="0.8cm" svg:height="1.077cm" svg:x="12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3.261cm" svg:y="8.477cm">
          <draw:text-box>
            <text:p><text:span text:style-name="T2">5</text:span></text:p>
          </draw:text-box>
        </draw:frame>
        <draw:frame draw:style-name="gr1" draw:text-style-name="P2" draw:layer="layout" svg:width="0.8cm" svg:height="1.077cm" svg:x="14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4.661cm" svg:y="8.477cm">
          <draw:text-box>
            <text:p><text:span text:style-name="T2">6</text:span></text:p>
          </draw:text-box>
        </draw:frame>
        <draw:frame draw:style-name="gr1" draw:text-style-name="P2" draw:layer="layout" svg:width="0.8cm" svg:height="1.077cm" svg:x="15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6.261cm" svg:y="8.477cm">
          <draw:text-box>
            <text:p><text:span text:style-name="T2">7</text:span></text:p>
          </draw:text-box>
        </draw:frame>
        <draw:frame draw:style-name="gr1" draw:text-style-name="P2" draw:layer="layout" svg:width="0.8cm" svg:height="1.077cm" svg:x="17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7.661cm" svg:y="8.477cm">
          <draw:text-box>
            <text:p><text:span text:style-name="T2">8</text:span></text:p>
          </draw:text-box>
        </draw:frame>
        <draw:frame draw:style-name="gr1" draw:text-style-name="P4" draw:layer="layout" svg:width="1cm" svg:height="0.962cm" svg:x="10cm" svg:y="5.677cm">
          <draw:text-box>
            <text:p><text:span text:style-name="T3">F</text:span></text:p>
          </draw:text-box>
        </draw:frame>
        <draw:frame draw:style-name="gr1" draw:text-style-name="P4" draw:layer="layout" svg:width="1cm" svg:height="0.962cm" svg:x="16.8cm" svg:y="5.438cm">
          <draw:text-box>
            <text:p><text:span text:style-name="T3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8" draw:text-style-name="P5" draw:layer="layout" svg:width="1cm" svg:height="0.916cm" svg:x="12.3cm" svg:y="0.095cm">
          <draw:text-box>
            <text:p text:style-name="P5"><text:span text:style-name="T4">A</text:span></text:p>
          </draw:text-box>
        </draw:frame>
        <draw:line draw:style-name="gr9" draw:text-style-name="P1" draw:layer="layout" svg:x1="12.8cm" svg:y1="1.1cm" svg:x2="9cm" svg:y2="2.696cm">
          <text:p/>
        </draw:line>
        <draw:frame draw:style-name="gr8" draw:text-style-name="P6" draw:layer="layout" svg:width="0.8cm" svg:height="0.916cm" svg:x="10.3cm" svg:y="1.119cm">
          <draw:text-box>
            <text:p text:style-name="P6"><text:span text:style-name="T5">t</text:span></text:p>
          </draw:text-box>
        </draw:frame>
        <draw:frame draw:style-name="gr10" draw:text-style-name="P6" draw:layer="layout" svg:width="0.8cm" svg:height="0.916cm" svg:x="14.4cm" svg:y="1.195cm">
          <draw:text-box>
            <text:p text:style-name="P6"><text:span text:style-name="T5">f</text:span></text:p>
          </draw:text-box>
        </draw:frame>
        <draw:line draw:style-name="gr9" draw:text-style-name="P1" draw:layer="layout" svg:x1="9cm" svg:y1="3.701cm" svg:x2="7cm" svg:y2="5.405cm">
          <text:p/>
        </draw:line>
        <draw:frame draw:style-name="gr11" draw:layer="layout" svg:width="0.867cm" svg:height="0.857cm" svg:x="5.641cm" svg:y="7.94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9" draw:text-style-name="P1" draw:layer="layout" svg:x1="16.4cm" svg:y1="2.697cm" svg:x2="12.8cm" svg:y2="1.1cm">
          <text:p/>
        </draw:line>
        <draw:custom-shape draw:style-name="gr12" draw:text-style-name="P1" draw:layer="layout" svg:width="1cm" svg:height="1.005cm" svg:x="12.3cm" svg:y="0.095cm">
          <draw:glue-point draw:id="12" svg:x="1cm" svg:y="5.134cm"/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1cm" svg:height="0.916cm" svg:x="8.5cm" svg:y="2.696cm">
          <draw:text-box>
            <text:p text:style-name="P5"><text:span text:style-name="T4">B</text:span></text:p>
          </draw:text-box>
        </draw:frame>
        <draw:custom-shape draw:style-name="gr12" draw:text-style-name="P1" draw:layer="layout" svg:width="1cm" svg:height="1.005cm" svg:x="8.5cm" svg:y="2.6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5" draw:layer="layout" svg:width="1cm" svg:height="0.916cm" svg:x="15.9cm" svg:y="2.697cm">
          <draw:text-box>
            <text:p text:style-name="P5"><text:span text:style-name="T4">B</text:span></text:p>
          </draw:text-box>
        </draw:frame>
        <draw:custom-shape draw:style-name="gr12" draw:text-style-name="P1" draw:layer="layout" svg:width="1cm" svg:height="1.005cm" svg:x="15.9cm" svg:y="2.6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11cm" svg:y1="5.405cm" svg:x2="9cm" svg:y2="3.701cm">
          <text:p/>
        </draw:line>
        <draw:line draw:style-name="gr9" draw:text-style-name="P1" draw:layer="layout" svg:x1="16.4cm" svg:y1="3.702cm" svg:x2="14.4cm" svg:y2="5.405cm">
          <text:p/>
        </draw:line>
        <draw:line draw:style-name="gr9" draw:text-style-name="P1" draw:layer="layout" svg:x1="18.4cm" svg:y1="5.405cm" svg:x2="16.4cm" svg:y2="3.702cm">
          <text:p/>
        </draw:line>
        <draw:frame draw:style-name="gr8" draw:text-style-name="P6" draw:layer="layout" svg:width="0.8cm" svg:height="0.916cm" svg:x="7.5cm" svg:y="3.72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9.7cm" svg:y="3.721cm">
          <draw:text-box>
            <text:p text:style-name="P6"><text:span text:style-name="T5">f</text:span></text:p>
          </draw:text-box>
        </draw:frame>
        <draw:frame draw:style-name="gr8" draw:text-style-name="P6" draw:layer="layout" svg:width="0.8cm" svg:height="0.916cm" svg:x="14.9cm" svg:y="3.72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17.1cm" svg:y="3.721cm">
          <draw:text-box>
            <text:p text:style-name="P6"><text:span text:style-name="T5">f</text:span></text:p>
          </draw:text-box>
        </draw:frame>
        <draw:frame draw:style-name="gr10" draw:text-style-name="P5" draw:layer="layout" svg:width="1cm" svg:height="0.916cm" svg:x="6.5cm" svg:y="5.397cm">
          <draw:text-box>
            <text:p text:style-name="P5"><text:span text:style-name="T4">C</text:span></text:p>
          </draw:text-box>
        </draw:frame>
        <draw:custom-shape draw:style-name="gr12" draw:text-style-name="P1" draw:layer="layout" svg:width="1cm" svg:height="1.005cm" svg:x="6.5cm" svg:y="5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1cm" svg:height="0.916cm" svg:x="10.5cm" svg:y="5.398cm">
          <draw:text-box>
            <text:p text:style-name="P5"><text:span text:style-name="T4">C</text:span></text:p>
          </draw:text-box>
        </draw:frame>
        <draw:custom-shape draw:style-name="gr12" draw:text-style-name="P1" draw:layer="layout" svg:width="1cm" svg:height="1.005cm" svg:x="10.5cm" svg:y="5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1cm" svg:height="0.916cm" svg:x="13.9cm" svg:y="5.397cm">
          <draw:text-box>
            <text:p text:style-name="P5"><text:span text:style-name="T4">C</text:span></text:p>
          </draw:text-box>
        </draw:frame>
        <draw:custom-shape draw:style-name="gr12" draw:text-style-name="P1" draw:layer="layout" svg:width="1cm" svg:height="1.005cm" svg:x="13.9cm" svg:y="5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5" draw:layer="layout" svg:width="1cm" svg:height="0.916cm" svg:x="17.9cm" svg:y="5.398cm">
          <draw:text-box>
            <text:p text:style-name="P5"><text:span text:style-name="T4">C</text:span></text:p>
          </draw:text-box>
        </draw:frame>
        <draw:custom-shape draw:style-name="gr12" draw:text-style-name="P1" draw:layer="layout" svg:width="1cm" svg:height="1.005cm" svg:x="17.9cm" svg:y="5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7cm" svg:y1="6.405cm" svg:x2="6.1cm" svg:y2="8cm">
          <text:p/>
        </draw:line>
        <draw:line draw:style-name="gr9" draw:text-style-name="P1" draw:layer="layout" svg:x1="7.9cm" svg:y1="8cm" svg:x2="7cm" svg:y2="6.405cm">
          <text:p/>
        </draw:line>
        <draw:line draw:style-name="gr9" draw:text-style-name="P1" draw:layer="layout" svg:x1="11cm" svg:y1="6.406cm" svg:x2="10.1cm" svg:y2="8.001cm">
          <text:p/>
        </draw:line>
        <draw:line draw:style-name="gr9" draw:text-style-name="P1" draw:layer="layout" svg:x1="11.9cm" svg:y1="8.001cm" svg:x2="11cm" svg:y2="6.406cm">
          <text:p/>
        </draw:line>
        <draw:line draw:style-name="gr9" draw:text-style-name="P1" draw:layer="layout" svg:x1="14.4cm" svg:y1="6.407cm" svg:x2="13.5cm" svg:y2="8.002cm">
          <text:p/>
        </draw:line>
        <draw:line draw:style-name="gr9" draw:text-style-name="P1" draw:layer="layout" svg:x1="15.3cm" svg:y1="8.002cm" svg:x2="14.4cm" svg:y2="6.407cm">
          <text:p/>
        </draw:line>
        <draw:line draw:style-name="gr9" draw:text-style-name="P1" draw:layer="layout" svg:x1="18.4cm" svg:y1="6.408cm" svg:x2="17.5cm" svg:y2="8.003cm">
          <text:p/>
        </draw:line>
        <draw:line draw:style-name="gr9" draw:text-style-name="P1" draw:layer="layout" svg:x1="19.3cm" svg:y1="8.003cm" svg:x2="18.4cm" svg:y2="6.408cm">
          <text:p/>
        </draw:line>
        <draw:frame draw:style-name="gr11" draw:layer="layout" svg:width="0.867cm" svg:height="0.857cm" svg:x="7.642cm" svg:y="7.94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0.867cm" svg:height="0.857cm" svg:x="9.641cm" svg:y="7.94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0.883cm" svg:height="0.857cm" svg:x="11.642cm" svg:y="7.94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layer="layout" svg:width="0.867cm" svg:height="0.857cm" svg:x="13.041cm" svg:y="7.94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layer="layout" svg:width="0.867cm" svg:height="0.857cm" svg:x="15.042cm" svg:y="7.9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layer="layout" svg:width="0.882cm" svg:height="0.857cm" svg:x="17.041cm" svg:y="7.94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layer="layout" svg:width="0.867cm" svg:height="0.857cm" svg:x="19.042cm" svg:y="7.94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6" draw:layer="layout" svg:width="0.8cm" svg:height="0.916cm" svg:x="5.9cm" svg:y="6.521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7.3cm" svg:y="6.522cm">
          <draw:text-box>
            <text:p text:style-name="P6"><text:span text:style-name="T5">f</text:span></text:p>
          </draw:text-box>
        </draw:frame>
        <draw:frame draw:style-name="gr10" draw:text-style-name="P6" draw:layer="layout" svg:width="0.8cm" svg:height="0.916cm" svg:x="9.9cm" svg:y="6.521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11.3cm" svg:y="6.522cm">
          <draw:text-box>
            <text:p text:style-name="P6"><text:span text:style-name="T5">f</text:span></text:p>
          </draw:text-box>
        </draw:frame>
        <draw:frame draw:style-name="gr10" draw:text-style-name="P6" draw:layer="layout" svg:width="0.8cm" svg:height="0.916cm" svg:x="13.3cm" svg:y="6.521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14.7cm" svg:y="6.522cm">
          <draw:text-box>
            <text:p text:style-name="P6"><text:span text:style-name="T5">f</text:span></text:p>
          </draw:text-box>
        </draw:frame>
        <draw:frame draw:style-name="gr10" draw:text-style-name="P6" draw:layer="layout" svg:width="0.8cm" svg:height="0.916cm" svg:x="17.3cm" svg:y="6.521cm">
          <draw:text-box>
            <text:p text:style-name="P6"><text:span text:style-name="T5">t</text:span></text:p>
          </draw:text-box>
        </draw:frame>
        <draw:frame draw:style-name="gr8" draw:text-style-name="P6" draw:layer="layout" svg:width="0.8cm" svg:height="0.916cm" svg:x="18.7cm" svg:y="6.522cm">
          <draw:text-box>
            <text:p text:style-name="P6"><text:span text:style-name="T5">f</text:span></text:p>
          </draw:text-box>
        </draw:frame>
        <draw:frame draw:style-name="gr11" draw:layer="layout" svg:width="0.795cm" svg:height="0.857cm" svg:x="13.242cm" svg:y="0.14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layer="layout" svg:width="0.795cm" svg:height="0.857cm" svg:x="9.543cm" svg:y="2.6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0.795cm" svg:height="0.857cm" svg:x="16.944cm" svg:y="2.64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0.811cm" svg:height="0.857cm" svg:x="7.544cm" svg:y="5.44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layer="layout" svg:width="0.794cm" svg:height="0.857cm" svg:x="11.545cm" svg:y="5.44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layer="layout" svg:width="0.811cm" svg:height="0.857cm" svg:x="14.945cm" svg:y="5.44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layer="layout" svg:width="0.794cm" svg:height="0.857cm" svg:x="18.946cm" svg:y="5.44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7" draw:layer="layout" svg:width="1cm" svg:height="1.005cm" svg:x="12.264cm" svg:y="5.203cm">
          <draw:text-box>
            <text:p><text:span text:style-name="T6">A</text:span></text:p>
          </draw:text-box>
        </draw:frame>
        <draw:line draw:style-name="gr2" draw:text-style-name="P1" draw:layer="layout" svg:x1="12.4cm" svg:y1="6.113cm" svg:x2="10.4cm" svg:y2="7.751cm">
          <text:p/>
        </draw:line>
        <draw:frame draw:style-name="gr1" draw:text-style-name="P7" draw:layer="layout" svg:width="0.8cm" svg:height="1.005cm" svg:x="10.4cm" svg:y="6.113cm">
          <draw:text-box>
            <text:p><text:span text:style-name="T6">t</text:span></text:p>
          </draw:text-box>
        </draw:frame>
        <draw:frame draw:style-name="gr1" draw:text-style-name="P7" draw:layer="layout" svg:width="1cm" svg:height="1.005cm" svg:x="9.6cm" svg:y="7.513cm">
          <draw:text-box>
            <text:p><text:span text:style-name="T6">B</text:span></text:p>
          </draw:text-box>
        </draw:frame>
        <draw:line draw:style-name="gr2" draw:text-style-name="P1" draw:layer="layout" svg:x1="10cm" svg:y1="8.437cm" svg:x2="8cm" svg:y2="10.075cm">
          <text:p/>
        </draw:line>
        <draw:frame draw:style-name="gr1" draw:text-style-name="P7" draw:layer="layout" svg:width="1cm" svg:height="1.005cm" svg:x="7.4cm" svg:y="9.875cm">
          <draw:text-box>
            <text:p><text:span text:style-name="T6">C</text:span></text:p>
          </draw:text-box>
        </draw:frame>
        <draw:frame draw:style-name="gr3" draw:text-style-name="P7" draw:layer="layout" svg:width="0.8cm" svg:height="1.362cm" svg:x="8.2cm" svg:y="8.313cm">
          <draw:text-box>
            <text:p><text:span text:style-name="T6">t</text:span></text:p>
          </draw:text-box>
        </draw:frame>
        <draw:line draw:style-name="gr2" draw:text-style-name="P1" draw:layer="layout" svg:x1="7.8cm" svg:y1="10.675cm" svg:x2="6.6cm" svg:y2="12.8cm">
          <text:p/>
        </draw:line>
        <draw:line draw:style-name="gr2" draw:text-style-name="P1" draw:layer="layout" svg:x1="9.4cm" svg:y1="12.8cm" svg:x2="7.8cm" svg:y2="10.675cm">
          <text:p/>
        </draw:line>
        <draw:frame draw:style-name="gr13" draw:text-style-name="P2" draw:layer="layout" svg:width="0.8cm" svg:height="1.077cm" svg:x="8.6cm" svg:y="11cm">
          <draw:text-box>
            <text:p><text:span text:style-name="T1">f</text:span></text:p>
          </draw:text-box>
        </draw:frame>
        <draw:frame draw:style-name="gr1" draw:text-style-name="P7" draw:layer="layout" svg:width="1cm" svg:height="1.005cm" svg:x="9.2cm" svg:y="12.6cm">
          <draw:text-box>
            <text:p><text:span text:style-name="T6">D</text:span></text:p>
          </draw:text-box>
        </draw:frame>
        <draw:line draw:style-name="gr14" draw:text-style-name="P1" draw:layer="layout" svg:x1="6.8cm" svg:y1="12.8cm" svg:x2="6.2cm" svg:y2="13.4cm">
          <text:p/>
        </draw:line>
        <draw:line draw:style-name="gr14" draw:text-style-name="P1" draw:layer="layout" svg:x1="6.8cm" svg:y1="13.4cm" svg:x2="6.2cm" svg:y2="12.8cm">
          <text:p/>
        </draw:line>
        <draw:line draw:style-name="gr2" draw:text-style-name="P1" draw:layer="layout" svg:x1="9.8cm" svg:y1="13.4cm" svg:x2="8.6cm" svg:y2="15.525cm">
          <text:p/>
        </draw:line>
        <draw:line draw:style-name="gr2" draw:text-style-name="P1" draw:layer="layout" svg:x1="11cm" svg:y1="15.525cm" svg:x2="9.8cm" svg:y2="13.4cm">
          <text:p/>
        </draw:line>
        <draw:frame draw:style-name="gr3" draw:text-style-name="P7" draw:layer="layout" svg:width="0.8cm" svg:height="1.362cm" svg:x="8.4cm" svg:y="13.6cm">
          <draw:text-box>
            <text:p><text:span text:style-name="T6">t</text:span></text:p>
          </draw:text-box>
        </draw:frame>
        <draw:frame draw:style-name="gr15" draw:text-style-name="P7" draw:layer="layout" svg:width="0.8cm" svg:height="1.2cm" svg:x="10.4cm" svg:y="13.8cm">
          <draw:text-box>
            <text:p><text:span text:style-name="T6">f</text:span></text:p>
          </draw:text-box>
        </draw:frame>
        <draw:line draw:style-name="gr14" draw:text-style-name="P1" draw:layer="layout" svg:x1="8.8cm" svg:y1="15.6cm" svg:x2="8.2cm" svg:y2="16.2cm">
          <text:p/>
        </draw:line>
        <draw:line draw:style-name="gr14" draw:text-style-name="P1" draw:layer="layout" svg:x1="8.8cm" svg:y1="16.2cm" svg:x2="8.2cm" svg:y2="15.6cm">
          <text:p/>
        </draw:line>
        <draw:frame draw:style-name="gr11" draw:layer="layout" svg:width="1.999cm" svg:height="0.999cm" svg:x="13.111cm" svg:y="10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6.769cm" svg:height="0.588cm" svg:x="5.495cm" svg:y="5.2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5.832cm" svg:height="0.588cm" svg:x="4cm" svg:y="7.6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3.835cm" svg:height="0.588cm" svg:x="8.4cm" svg:y="10.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762cm" svg:height="0.588cm" svg:x="10cm" svg:y="12.8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588cm" svg:height="0.553cm" svg:x="11.2cm" svg:y="15.3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0.988cm" svg:height="0.553cm" svg:x="5.6cm" svg:y="12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0.988cm" svg:height="0.553cm" svg:x="7.6cm" svg:y="14.92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0.8cm" svg:height="1.362cm" svg:x="6.486cm" svg:y="10.837cm">
          <draw:text-box>
            <text:p><text:span text:style-name="T6">t</text:span></text:p>
          </draw:text-box>
        </draw:frame>
        <draw:line draw:style-name="gr16" draw:text-style-name="P1" draw:layer="layout" svg:x1="13.264cm" svg:y1="6cm" svg:x2="14.6cm" svg:y2="6cm">
          <text:p/>
        </draw:line>
        <draw:line draw:style-name="gr16" draw:text-style-name="P1" draw:layer="layout" svg:x1="13.2cm" svg:y1="8cm" svg:x2="14.536cm" svg:y2="8cm">
          <text:p/>
        </draw:line>
        <draw:line draw:style-name="gr16" draw:text-style-name="P1" draw:layer="layout" svg:x1="13.264cm" svg:y1="10.4cm" svg:x2="14.6cm" svg:y2="10.4cm">
          <text:p/>
        </draw:line>
        <draw:line draw:style-name="gr16" draw:text-style-name="P1" draw:layer="layout" svg:x1="13.298cm" svg:y1="13.2cm" svg:x2="14.634cm" svg:y2="13.2cm">
          <text:p/>
        </draw:line>
        <draw:line draw:style-name="gr16" draw:text-style-name="P1" draw:layer="layout" svg:x1="13.299cm" svg:y1="15.8cm" svg:x2="14.635cm" svg:y2="15.8cm">
          <text:p/>
        </draw:line>
        <draw:frame draw:style-name="gr6" draw:text-style-name="P8" draw:layer="layout" svg:width="2.064cm" svg:height="0.835cm" svg:x="14.425cm" svg:y="5.437cm">
          <draw:text-box>
            <text:p><text:span text:style-name="T7">Level 0</text:span></text:p>
          </draw:text-box>
        </draw:frame>
        <draw:frame draw:style-name="gr6" draw:text-style-name="P8" draw:layer="layout" svg:width="2.064cm" svg:height="0.835cm" svg:x="14.425cm" svg:y="7.4cm">
          <draw:text-box>
            <text:p><text:span text:style-name="T7">Level 1</text:span></text:p>
          </draw:text-box>
        </draw:frame>
        <draw:frame draw:style-name="gr6" draw:text-style-name="P8" draw:layer="layout" svg:width="2.064cm" svg:height="0.835cm" svg:x="14.4cm" svg:y="9.8cm">
          <draw:text-box>
            <text:p><text:span text:style-name="T7">Level 2</text:span></text:p>
          </draw:text-box>
        </draw:frame>
        <draw:frame draw:style-name="gr6" draw:text-style-name="P8" draw:layer="layout" svg:width="2.064cm" svg:height="0.835cm" svg:x="14.425cm" svg:y="12.6cm">
          <draw:text-box>
            <text:p><text:span text:style-name="T7">Level 3</text:span></text:p>
          </draw:text-box>
        </draw:frame>
        <draw:frame draw:style-name="gr6" draw:text-style-name="P8" draw:layer="layout" svg:width="2.064cm" svg:height="0.835cm" svg:x="14.396cm" svg:y="15.2cm">
          <draw:text-box>
            <text:p><text:span text:style-name="T7">Level 4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inrichs</meta:initial-creator>
    <meta:creation-date>2012-03-29T10:39:10</meta:creation-date>
    <meta:editing-duration>PT3H27M53S</meta:editing-duration>
    <meta:editing-cycles>9</meta:editing-cycles>
    <dc:date>2012-10-02T12:51:43</dc:date>
    <meta:generator>LibreOffice/3.4$Unix LibreOffice_project/340m1$Build-402</meta:generator>
    <meta:document-statistic meta:object-count="17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1/content.xml><?xml version="1.0" encoding="utf-8"?>
<math xmlns="http://www.w3.org/1998/Math/MathML">
  <semantics>
    <mrow>
      <msub>
        <mi>w</mi>
        <mrow>
          <mn>3</mn>
        </mrow>
      </msub>
    </mrow>
    <annotation encoding="StarMath 5.0">w_{3}</annotation>
  </semantics>
</math>
</file>

<file path=Object 12/content.xml><?xml version="1.0" encoding="utf-8"?>
<math xmlns="http://www.w3.org/1998/Math/MathML">
  <semantics>
    <mrow>
      <msub>
        <mi>w</mi>
        <mrow>
          <mn>4</mn>
        </mrow>
      </msub>
    </mrow>
    <annotation encoding="StarMath 5.0">w_{4}</annotation>
  </semantics>
</math>
</file>

<file path=Object 13/content.xml><?xml version="1.0" encoding="utf-8"?>
<math xmlns="http://www.w3.org/1998/Math/MathML">
  <semantics>
    <mrow>
      <msub>
        <mi>w</mi>
        <mrow>
          <mn>5</mn>
        </mrow>
      </msub>
    </mrow>
    <annotation encoding="StarMath 5.0">w_{5}</annotation>
  </semantics>
</math>
</file>

<file path=Object 14/content.xml><?xml version="1.0" encoding="utf-8"?>
<math xmlns="http://www.w3.org/1998/Math/MathML">
  <semantics>
    <mrow>
      <msub>
        <mi>w</mi>
        <mrow>
          <mn>6</mn>
        </mrow>
      </msub>
    </mrow>
    <annotation encoding="StarMath 5.0">w_{6}</annotation>
  </semantics>
</math>
</file>

<file path=Object 15/content.xml><?xml version="1.0" encoding="utf-8"?>
<math xmlns="http://www.w3.org/1998/Math/MathML">
  <semantics>
    <mrow>
      <msub>
        <mi>w</mi>
        <mrow>
          <mn>7</mn>
        </mrow>
      </msub>
    </mrow>
    <annotation encoding="StarMath 5.0">w_{7}</annotation>
  </semantics>
</math>
</file>

<file path=Object 16/content.xml><?xml version="1.0" encoding="utf-8"?>
<math xmlns="http://www.w3.org/1998/Math/MathML">
  <semantics>
    <mrow>
      <msub>
        <mi>w</mi>
        <mrow>
          <mn>8</mn>
        </mrow>
      </msub>
    </mrow>
    <annotation encoding="StarMath 5.0">w_{8}</annotation>
  </semantics>
</math>
</file>

<file path=Object 17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8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19/content.xml><?xml version="1.0" encoding="utf-8"?>
<math xmlns="http://www.w3.org/1998/Math/MathML">
  <semantics>
    <mrow>
      <msub>
        <mi>n</mi>
        <mrow>
          <mn>3</mn>
        </mrow>
      </msub>
    </mrow>
    <annotation encoding="StarMath 5.0">n_{3}</annotation>
  </semantics>
</math>
</file>

<file path=Object 2/content.xml><?xml version="1.0" encoding="utf-8"?>
<math xmlns="http://www.w3.org/1998/Math/MathML">
  <semantics>
    <mrow>
      <mo stretchy="false">{</mo>
      <mo stretchy="false">{</mo>
      <mrow>
        <mo stretchy="false">¬</mo>
        <mi>A</mi>
      </mrow>
      <mi>,</mi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A,B\},\{neg B,neg C\},\{C,neg D\}\}</annotation>
  </semantics>
</math>
</file>

<file path=Object 20/content.xml><?xml version="1.0" encoding="utf-8"?>
<math xmlns="http://www.w3.org/1998/Math/MathML">
  <semantics>
    <mrow>
      <msub>
        <mi>n</mi>
        <mrow>
          <mn>4</mn>
        </mrow>
      </msub>
    </mrow>
    <annotation encoding="StarMath 5.0">n_{4}</annotation>
  </semantics>
</math>
</file>

<file path=Object 21/content.xml><?xml version="1.0" encoding="utf-8"?>
<math xmlns="http://www.w3.org/1998/Math/MathML">
  <semantics>
    <mrow>
      <msub>
        <mi>n</mi>
        <mrow>
          <mn>5</mn>
        </mrow>
      </msub>
    </mrow>
    <annotation encoding="StarMath 5.0">n_{5}</annotation>
  </semantics>
</math>
</file>

<file path=Object 22/content.xml><?xml version="1.0" encoding="utf-8"?>
<math xmlns="http://www.w3.org/1998/Math/MathML">
  <semantics>
    <mrow>
      <msub>
        <mi>n</mi>
        <mrow>
          <mn>6</mn>
        </mrow>
      </msub>
    </mrow>
    <annotation encoding="StarMath 5.0">n_{6}</annotation>
  </semantics>
</math>
</file>

<file path=Object 23/content.xml><?xml version="1.0" encoding="utf-8"?>
<math xmlns="http://www.w3.org/1998/Math/MathML">
  <semantics>
    <mrow>
      <msub>
        <mi>n</mi>
        <mrow>
          <mn>7</mn>
        </mrow>
      </msub>
    </mrow>
    <annotation encoding="StarMath 5.0">n_{7}</annotation>
  </semantics>
</math>
</file>

<file path=Object 3/content.xml><?xml version="1.0" encoding="utf-8"?>
<math xmlns="http://www.w3.org/1998/Math/MathML">
  <semantics>
    <mrow>
      <mo stretchy="false">{</mo>
      <mo stretchy="false">{</mo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B\},\{neg B,neg C\},\{C,neg D\}\}</annotation>
  </semantics>
</math>
</file>

<file path=Object 4/content.xml><?xml version="1.0" encoding="utf-8"?>
<math xmlns="http://www.w3.org/1998/Math/MathML">
  <semantics>
    <mrow>
      <mo stretchy="false">{</mo>
      <mo stretchy="false">{</mo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C\},\{C,neg D\}\}</annotation>
  </semantics>
</math>
</file>

<file path=Object 5/content.xml><?xml version="1.0" encoding="utf-8"?>
<math xmlns="http://www.w3.org/1998/Math/MathML">
  <semantics>
    <mrow>
      <mo stretchy="false">{</mo>
      <mo stretchy="false">{</mo>
      <mrow>
        <mo stretchy="false">¬</mo>
        <mi>D</mi>
      </mrow>
      <mo stretchy="false">}</mo>
      <mo stretchy="false">}</mo>
    </mrow>
    <annotation encoding="StarMath 5.0">\{\{neg D\}\}</annotation>
  </semantics>
</math>
</file>

<file path=Object 6/content.xml><?xml version="1.0" encoding="utf-8"?>
<math xmlns="http://www.w3.org/1998/Math/MathML">
  <semantics>
    <mrow>
      <mo stretchy="false">{</mo>
      <mo stretchy="false">}</mo>
    </mrow>
    <annotation encoding="StarMath 5.0">\{ \}</annotation>
  </semantics>
</math>
</file>

<file path=Object 7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8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